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officeooo:rsid="0014d782" officeooo:paragraph-rsid="0014d782" style:font-size-asian="16pt" style:font-size-complex="16pt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6pt" officeooo:rsid="0016d047" officeooo:paragraph-rsid="0016d047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officeooo:rsid="0016d047" officeooo:paragraph-rsid="0016d047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16d047" officeooo:paragraph-rsid="00179c42" style:font-size-asian="12.25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189942" officeooo:paragraph-rsid="00189942" style:font-size-asian="12.25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189942" officeooo:paragraph-rsid="001a65c3" style:font-size-asian="12.25pt" style:font-size-complex="14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rsid="0014d782" officeooo:paragraph-rsid="0014d782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officeooo:rsid="0014d782" officeooo:paragraph-rsid="0014d782" style:font-size-asian="14pt" style:font-size-complex="16pt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6pt" officeooo:paragraph-rsid="0014d782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6pt" officeooo:rsid="0014d782" officeooo:paragraph-rsid="0014d782" style:font-size-asian="14pt" style:font-size-complex="16pt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fo:font-size="16pt" officeooo:rsid="0016d047" officeooo:paragraph-rsid="0016d047" style:font-size-asian="14pt" style:font-size-complex="16pt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size="16pt" officeooo:rsid="00189942" officeooo:paragraph-rsid="00189942" style:font-size-asian="14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d782" style:font-size-asian="14pt" style:font-size-complex="14pt"/>
    </style:style>
    <style:style style:name="T3" style:family="text">
      <style:text-properties fo:font-size="14pt" officeooo:rsid="0016d047" style:font-size-asian="14pt" style:font-size-complex="14pt"/>
    </style:style>
    <style:style style:name="T4" style:family="text">
      <style:text-properties officeooo:rsid="0016d047"/>
    </style:style>
    <style:style style:name="T5" style:family="text">
      <style:text-properties officeooo:rsid="0014d782" style:font-size-asian="14pt" style:font-size-complex="16pt"/>
    </style:style>
    <style:style style:name="T6" style:family="text">
      <style:text-properties officeooo:rsid="00179c42"/>
    </style:style>
    <style:style style:name="T7" style:family="text">
      <style:text-properties officeooo:rsid="00189942"/>
    </style:style>
    <style:style style:name="T8" style:family="text">
      <style:text-properties officeooo:rsid="001a65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ведение</text:p>
      <text:p text:style-name="P7"><text:tab/><text:span text:style-name="T1">Постановка: написать web-приложение для параллельного подсчета дифференциальных уравнений в частных производных с запаздыванием на кластере ИММ УрО РАН. Сравнить скорости подсчета параллельным и однопоточным методами.</text:span></text:p>
      <text:p text:style-name="P7"><text:span text:style-name="T1"><text:tab/>Аналоги: не знаю.</text:span></text:p>
      <text:p text:style-name="P7"><text:span text:style-name="T1"><text:tab/>Сделано: web-приложение, позволяющее производить вычисления дифференциальных уравнений в частных производных на кластере однопоточным методом.</text:span></text:p>
      <text:p text:style-name="P10">Инфраструктура.</text:p>
      <text:p text:style-name="P8"><text:span text:style-name="T4">Вычислительные ресурсы</text:span>.</text:p>
      <text:p text:style-name="P9"><text:span text:style-name="T5"><text:tab/></text:span><text:span text:style-name="T2">В качестве </text:span><text:span text:style-name="T3">высокопроизводительного вычислительного ресурса выступал кластер «Уран» ИММ УрО РАН. Вот некоторые его характеристки:</text:span></text:p>
      <text:list xml:id="list9030461223115964278" text:style-name="L1">
        <text:list-item>
          <text:p text:style-name="P2"><text:span text:style-name="T1">Количество ядер: 1864 CPU, 352 GPU.</text:span></text:p>
        </text:list-item>
        <text:list-item>
          <text:p text:style-name="P2"><text:span text:style-name="T1">Процессоры: Intel Xeon (3.0 ГГц), NVIDIA Tesla.</text:span></text:p>
        </text:list-item>
        <text:list-item>
          <text:p text:style-name="P2"><text:span text:style-name="T1">Объем ОЗУ: 6976 Гб.</text:span></text:p>
        </text:list-item>
        <text:list-item>
          <text:p text:style-name="P2"><text:span text:style-name="T1">Пиковая производительность: 216.56 Tflop/s</text:span></text:p>
        </text:list-item>
      </text:list>
      <text:p text:style-name="P3"><text:span text:style-name="T1"><text:tab/>Общение с кластером осуществлялось по SSH.</text:span></text:p>
      <text:p text:style-name="P3"><text:span text:style-name="T1"><text:tab/>На нем есть предустановленный компилятор C++ и библиотека MPI для общения между процессами.</text:span></text:p>
      <text:p text:style-name="P3"><text:span text:style-name="T1"><text:tab/>СЮДА скопипастить про MPI и все остальные языки.</text:span></text:p>
      <text:p text:style-name="P11">Web-приложение</text:p>
      <text:p text:style-name="P4"><text:tab/>Само приложение представляет из себя серверную программу написанную на NodeJ<text:span text:style-name="T8">S</text:span>. <text:s/><text:span text:style-name="T7">Приложение</text:span> может устанавливаться на любую машину.</text:p>
      <text:p text:style-name="P4"><text:tab/>При обращении к нему он<text:span text:style-name="T7">о</text:span> отдает пользователю страницу с формой, где предлагает заполнить некоторые данные об уравнении — <text:span text:style-name="T6">начальное и граничное условие, диапазон значений x и t, функцию(?как она называется) и количество точек разбиения по x и по t. Также на странице есть две кнопки — их описание а также полный алгоритм работы и взаимодействий с кластером будет описан далее.</text:span></text:p>
      <text:p text:style-name="P4"><text:span text:style-name="T6"><text:tab/>Для работы сервера необходима OC Linux Mint/Ubuntu, приложения nodejs и npm. Чтобы развернуть сервер необходимо склонировать репозиторий(?как указать адрес) и выполнить в эмуляторе терминала команды из файла commands.txt. Чтобы приложение могло свободно общаться с кластером нужно заранее обменяться с ним публичным ключом RSA.</text:span></text:p>
      <text:p text:style-name="P4"><text:span text:style-name="T6"><text:tab/>Приложение сильно привязано к ОС в которой оно исполняется, так как в своей работе осуществляет вызов системных команд. И если любую Unix-подобную систему можно настроить для его работы, то с ОС Windows это не получится. </text:span></text:p>
      <text:p text:style-name="P12">Взаимодействие Web-приложения и кластера</text:p>
      <text:p text:style-name="P5"><text:tab/>Все общение между приложением и кластером осуществляется средствами SSH.</text:p>
      <text:p text:style-name="P5"><text:tab/>Необходимо полностью разобрать алгоритм работы приложения от заполнения всех полей формы в Web-интерфейсе и нажатия кнопки «Посчитать» до получения результатов счета.</text:p>
      <text:p text:style-name="P6"><text:tab/>После нажатия на кнопку «Посчитать» браузер отправляет приложению POST-запрос с данными формы. Приложение их получает и на их основе генерирует файл с программным кодом на С++. В этом файле содержится алгоритм численного решения дифференциальных уравнений в частных производных. Далее приложение копирует сгенерированный файл на кластер и запускает bash-скрипт на сервере, который компилирует этот файл и запускает программу счета. Когда все посчитано, программа генерирует файл с результатами. После этого приложение копирует результаты к себе и выводит их в Web-интерфейсе с возможностью скачать файл в формате .json.</text:p>
      <text:p text:style-name="P6"><text:span text:style-name="T8"><text:tab/>Все считается в один поток потому что многопоточный счет требует постановки задачи в очередь. И если кластер будет полностью занят то приложение может очень долго не получать ответ. В моей практике было несколько случаев, когда ожидание в очереди составляло несколько часов.</text:span></text:p>
      <text:p text:style-name="P6"><text:span text:style-name="T8"><text:tab/>Теперь необходимо рассказать о продуктах использованных для написания приложения.</text:span></text:p>
      <text:p text:style-name="P6"><text:span text:style-name="T8"><text:tab/>NodeJS был выбран для этого приложения потому что скорость разработки на нем гораздо выше и объем самого приложения гораздо меньше, чем если бы я использовал Python и Tornado, например. Но при его использовании возникли некоторые проблемы. Дело в том, что JavaScript в общем и NodeJS в частности — асинхронны. И все вызовы системных функций возвращали свои результаты в callback-функции. То есть пока мы отправили файл на кластер и ждем результатов его выполнения, приложение продолжает исполняться и возвращает пользователю пустой ответ. Эта проблема решилась с <text:s/>помощью таймеров и сторонних библиотек для синхронного вызо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5:39:43.820385649</meta:creation-date>
    <meta:generator>LibreOffice/4.1.2.3$Linux_X86_64 LibreOffice_project/410m0$Build-3</meta:generator>
    <dc:date>2014-06-16T17:12:43.086905334</dc:date>
    <meta:editing-duration>P0D</meta:editing-duration>
    <meta:editing-cycles>1</meta:editing-cycles>
    <meta:document-statistic meta:table-count="0" meta:image-count="0" meta:object-count="0" meta:page-count="4" meta:paragraph-count="26" meta:word-count="526" meta:character-count="3839" meta:non-whitespace-character-count="3320"/>
  </office:meta>
</office:document-meta>
</file>